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6" style:family="table">
      <style:table-properties style:width="6.925in" style:rel-width="100%" fo:margin-left="0in" fo:margin-top="0in" fo:margin-bottom="0in" table:align="left" style:writing-mode="page"/>
    </style:style>
    <style:style style:name="Table26.A" style:family="table-column">
      <style:table-column-properties style:column-width="3.4625in" style:rel-column-width="32767*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41904b"/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officeooo:rsid="00cd4e50" officeooo:paragraph-rsid="00cd4e50"/>
    </style:style>
    <style:style style:name="P3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</style:style>
    <style:style style:name="P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58fdc1"/>
    </style:style>
    <style:style style:name="P5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" fo:font-size="10pt" style:font-size-asian="10pt" style:font-size-complex="10pt"/>
    </style:style>
    <style:style style:name="P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8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P9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officeooo:paragraph-rsid="00dc094f" style:font-size-asian="10pt" style:font-size-complex="10pt"/>
    </style:style>
    <style:style style:name="P10" style:family="paragraph" style:parent-style-name="Default" style:list-style-name="L1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dc094f" officeooo:paragraph-rsid="00dcbe10" style:font-size-asian="10pt" style:font-weight-asian="normal" style:font-size-complex="10pt"/>
    </style:style>
    <style:style style:name="P11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ef6946" officeooo:paragraph-rsid="00f28ca6" style:font-size-asian="10pt" style:font-weight-asian="normal" style:font-size-complex="10pt" style:font-weight-complex="normal"/>
    </style:style>
    <style:style style:name="P12" style:family="paragraph" style:parent-style-name="Default" style:list-style-name="L2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f0b2ac" officeooo:paragraph-rsid="00f28ca6" style:font-size-asian="10pt" style:font-weight-asian="normal" style:font-size-complex="10pt" style:font-weight-complex="normal"/>
    </style:style>
    <style:style style:name="P13" style:family="paragraph" style:parent-style-name="Default" style:list-style-name="L2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1422bbb" officeooo:paragraph-rsid="01422bbb" style:font-size-asian="10pt" style:font-weight-asian="normal" style:font-size-complex="10pt" style:font-weight-complex="normal"/>
    </style:style>
    <style:style style:name="P14" style:family="paragraph" style:parent-style-name="Default" style:list-style-name="L2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103f0a2" officeooo:paragraph-rsid="0103f0a2" style:font-size-asian="10pt" style:font-weight-asian="normal" style:font-size-complex="10pt" style:font-weight-complex="normal"/>
    </style:style>
    <style:style style:name="P15" style:family="paragraph" style:parent-style-name="Default" style:list-style-name="L2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103f0a2" officeooo:paragraph-rsid="013cf692" style:font-size-asian="10pt" style:font-weight-asian="normal" style:font-size-complex="10pt" style:font-weight-complex="normal"/>
    </style:style>
    <style:style style:name="P16" style:family="paragraph" style:parent-style-name="Default" style:list-style-name="L2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14401eb" officeooo:paragraph-rsid="014401eb" style:font-size-asian="10pt" style:font-weight-asian="normal" style:font-size-complex="10pt" style:font-weight-complex="normal"/>
    </style:style>
    <style:style style:name="P17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ea765f" officeooo:paragraph-rsid="00f28ca6" style:font-size-asian="10pt" style:font-weight-asian="normal" style:font-size-complex="10pt"/>
    </style:style>
    <style:style style:name="P18" style:family="paragraph" style:parent-style-name="Standard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ea765f" officeooo:paragraph-rsid="00ec3eeb" style:font-size-asian="10pt" style:font-weight-asian="normal" style:font-size-complex="10pt"/>
    </style:style>
    <style:style style:name="P1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style:font-size-asian="10pt" style:font-size-complex="10pt"/>
    </style:style>
    <style:style style:name="P20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ba2528"/>
    </style:style>
    <style:style style:name="P2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fo:font-size="10pt" fo:font-style="normal" fo:font-weight="normal" officeooo:rsid="0141904b" style:font-size-asian="10pt" style:font-style-asian="normal" style:font-weight-asian="normal" style:font-size-complex="10pt" style:font-weight-complex="normal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use-window-font-color="true" loext:opacity="0%" fo:font-size="10pt" style:text-underline-style="none" officeooo:rsid="0140159b" style:font-size-asian="10pt" style:font-size-complex="10pt"/>
    </style:style>
    <style:style style:name="T4" style:family="text">
      <style:text-properties style:use-window-font-color="true" loext:opacity="0%" fo:font-size="10pt" style:text-underline-style="none" officeooo:rsid="0145a7ab" style:font-size-asian="10pt" style:font-size-complex="10pt"/>
    </style:style>
    <style:style style:name="T5" style:family="text">
      <style:text-properties style:use-window-font-color="true" loext:opacity="0%" fo:font-size="10pt" style:text-underline-style="none" style:font-size-asian="10pt" style:font-size-complex="10pt"/>
    </style:style>
    <style:style style:name="T6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T7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8" style:family="text">
      <style:text-properties style:use-window-font-color="true" loext:opacity="0%" style:text-line-through-style="none" style:text-line-through-type="none" fo:font-size="10pt" style:text-underline-style="none" fo:font-weight="bold" officeooo:rsid="00db1f6d" style:font-size-asian="10pt" style:font-weight-asian="bold" style:font-size-complex="10pt" style:font-weight-complex="bold"/>
    </style:style>
    <style:style style:name="T9" style:family="text">
      <style:text-properties style:use-window-font-color="true" loext:opacity="0%" style:text-line-through-style="none" style:text-line-through-type="none" style:font-name="Calibri" fo:font-size="11pt" style:text-underline-style="none" fo:font-weight="bold" style:font-size-asian="11pt" style:font-weight-asian="bold" style:font-size-complex="11pt" style:font-weight-complex="bold"/>
    </style:style>
    <style:style style:name="T10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8.75pt" style:font-weight-asian="bold" style:font-size-complex="10pt" style:font-weight-complex="bold"/>
    </style:style>
    <style:style style:name="T11" style:family="text">
      <style:text-properties style:use-window-font-color="true" loext:opacity="0%" style:text-line-through-style="none" style:text-line-through-type="none" style:font-name="Calibri" fo:font-size="11pt" style:text-underline-style="none" fo:font-weight="bold" officeooo:rsid="001321a1" style:font-size-asian="11pt" style:font-weight-asian="bold" style:font-size-complex="11pt" style:font-weight-complex="bold"/>
    </style:style>
    <style:style style:name="T12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10pt" style:font-weight-asian="bold" style:font-size-complex="10pt" style:font-weight-complex="bold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style:use-window-font-color="true" loext:opacity="0%" style:font-name="Calibri" fo:font-size="10pt" style:font-size-asian="10pt" style:font-size-complex="10pt"/>
    </style:style>
    <style:style style:name="T15" style:family="text">
      <style:text-properties style:use-window-font-color="true" loext:opacity="0%" style:text-line-through-style="none" style:text-line-through-type="none" fo:font-size="10pt" style:text-underline-style="none" fo:font-weight="normal" style:font-size-asian="10pt" style:font-weight-asian="normal" style:font-size-complex="10pt"/>
    </style:style>
    <style:style style:name="T16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T17" style:family="text">
      <style:text-properties style:use-window-font-color="true" loext:opacity="0%" style:text-line-through-style="none" style:text-line-through-type="none" style:text-underline-style="none" fo:font-weight="normal" officeooo:rsid="00dc094f" style:font-weight-asian="normal"/>
    </style:style>
    <style:style style:name="T18" style:family="text">
      <style:text-properties style:use-window-font-color="true" loext:opacity="0%" style:text-line-through-style="none" style:text-line-through-type="none" style:text-underline-style="none" fo:font-weight="normal" officeooo:rsid="00ceedd7" style:font-weight-asian="normal"/>
    </style:style>
    <style:style style:name="T19" style:family="text">
      <style:text-properties officeooo:rsid="0102b6bd"/>
    </style:style>
    <style:style style:name="T20" style:family="text">
      <style:text-properties officeooo:rsid="0103ba66"/>
    </style:style>
    <style:style style:name="T21" style:family="text">
      <style:text-properties officeooo:rsid="0141f9a2"/>
    </style:style>
    <style:style style:name="T22" style:family="text">
      <style:text-properties officeooo:rsid="014401eb"/>
    </style:style>
    <style:style style:name="T23" style:family="text">
      <style:text-properties officeooo:rsid="01422c33"/>
    </style:style>
    <style:style style:name="T24" style:family="text">
      <style:text-properties officeooo:rsid="01597d0c"/>
    </style:style>
    <style:style style:name="T25" style:family="text">
      <style:text-properties officeooo:rsid="0158af6c"/>
    </style:style>
    <style:style style:name="T26" style:family="text">
      <style:text-properties officeooo:rsid="0148a170"/>
    </style:style>
    <style:style style:name="T27" style:family="text">
      <style:text-properties fo:font-size="10pt" officeooo:rsid="00e3f15f" style:font-size-asian="10pt" style:font-size-complex="10pt"/>
    </style:style>
    <style:style style:name="T28" style:family="text">
      <style:text-properties fo:font-size="10pt" officeooo:rsid="00f0b2ac" style:font-size-asian="10pt" style:font-size-complex="10pt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style:use-window-font-color="true" loext:opacity="0%" style:text-line-through-style="none" style:text-line-through-type="none" fo:font-size="10pt" style:text-underline-style="none" fo:font-weight="normal" officeooo:rsid="00e3f15f" style:font-size-asian="10pt" style:font-weight-asian="normal" style:font-size-complex="10pt"/>
    </style:style>
    <style:style style:name="T31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 style:font-weight-complex="bold"/>
    </style:style>
    <style:style style:name="T32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/>
    </style:style>
    <style:style style:name="T33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FAMCO SHARE REGISTRATION SERVICES (PVT) LTD.</text:span></text:span></text:p>
      <text:p text:style-name="P1"><text:span text:style-name="Strong_20_Emphasis"><text:span text:style-name="T1">8-F, Near Hotel Faran, Nursery,</text:span></text:span></text:p>
      <text:p text:style-name="P1"><text:span text:style-name="Strong_20_Emphasis"><text:span text:style-name="T1">Block-6, P.E.C.H.S.</text:span></text:span></text:p>
      <text:p text:style-name="P1"><text:span text:style-name="Strong_20_Emphasis"><text:span text:style-name="T1">Shahra-e-Faisal, Karachi</text:span></text:span></text:p>
      <text:p text:style-name="P1"><text:span text:style-name="Strong_20_Emphasis"><text:span text:style-name="T1">Tel: 9221 3438010-5</text:span></text:span></text:p>
      <text:p text:style-name="P2" loext:marker-style-name="T2"><text:span text:style-name="T3">June 3</text:span><text:span text:style-name="T4">0</text:span><text:span text:style-name="T5">, 2025</text:span></text:p>
      <text:p text:style-name="P3" loext:marker-style-name="T2"><text:span text:style-name="T6"><text:user-defined style:data-style-name="N0" text:name="ReferenceRecipient">FAMCO-MAK-ABOT-2715-TRN-25-01</text:user-defined></text:span></text:p>
      <text:p text:style-name="P4" loext:marker-style-name="T2"><text:span text:style-name="T7">Transmission </text:span><text:span text:style-name="T8">Deed Next Steps</text:span><text:span text:style-name="T7"> – Late Mohammad Ayub Khan</text:span><text:span text:style-name="T9">, </text:span><text:span text:style-name="T10">CNIC</text:span><text:span text:style-name="T11">: </text:span><text:span text:style-name="T12"><text:user-defined style:data-style-name="N0" text:name="FatherCNIC">35200-1521538-7</text:user-defined></text:span></text:p>
      <text:list text:style-name="WWNum1">
        <text:list-item>
          <text:p text:style-name="P5" loext:marker-style-name="T2"><text:span text:style-name="T13"><text:user-defined style:data-style-name="N0" text:name="Company">ABBOT LABORATORIES (PAKISTAN) LIMITED</text:user-defined></text:span><text:span text:style-name="T13">- Folio # </text:span><text:span text:style-name="T13"><text:user-defined style:data-style-name="N0" text:name="Folio1">2715</text:user-defined></text:span><text:span text:style-name="T13">, </text:span><text:span text:style-name="T13"><text:user-defined style:data-style-name="N0" text:name="Folio2"/></text:span><text:span text:style-name="T13">, </text:span><text:span text:style-name="T13"><text:user-defined style:data-style-name="N0" text:name="Folio3"/></text:span></text:p>
        </text:list-item>
      </text:list>
      <text:p text:style-name="P6" loext:marker-style-name="T14"/>
      <text:p text:style-name="P7" loext:marker-style-name="T2"><text:span text:style-name="T15">Dear Sirs, </text:span><text:span text:style-name="T16"/></text:p>
      <text:p text:style-name="P8" loext:marker-style-name="T16"/>
      <text:p text:style-name="P9"><text:span text:style-name="T17">I r</text:span><text:span text:style-name="T18">efer </text:span><text:span text:style-name="T17">to</text:span><text:span text:style-name="T18"> </text:span><text:span text:style-name="T17">your letter:</text:span></text:p>
      <text:list text:style-name="L1">
        <text:list-item>
          <text:p text:style-name="P10"><text:user-defined style:data-style-name="N0" text:name="ReferenceSender">Abbott - 7928</text:user-defined>.</text:p>
        </text:list-item>
      </text:list>
      <text:p text:style-name="P11"/>
      <text:p text:style-name="P11">In this regard, <text:span text:style-name="T19">moving forward with the caption, </text:span>please find enclosed:</text:p>
      <text:list text:style-name="L2">
        <text:list-item>
          <text:p text:style-name="P12">Indemnity Bond on <text:span text:style-name="T20">E-</text:span>stamp paper of Rs.500/, duly <text:span text:style-name="T20">signed by the legal heir, </text:span><text:span text:style-name="T21">witnesses, guarantor and attested by Notary Public</text:span><text:span text:style-name="T20">;</text:span></text:p>
        </text:list-item>
        <text:list-item>
          <text:p text:style-name="P13">Legible copies of Computerized National Identity Cards (CNICs) of guarantor, and all the witnessing persons attested by the Notary Public.</text:p>
        </text:list-item>
        <text:list-item>
          <text:p text:style-name="P14"><text:span text:style-name="T22">Complete set of </text:span><text:span text:style-name="T23">Public Notice </text:span><text:span text:style-name="T22">notifying loss/misplacement of shares</text:span>, published in Leading Newspapers:</text:p>
          <text:list>
            <text:list-item>
              <text:p text:style-name="P15">English: <text:span text:style-name="T24">The Nation</text:span>, dated, <text:user-defined style:data-style-name="N0" text:name="NewsPaperDate">July 1, 2025</text:user-defined><text:span text:style-name="T25">, </text:span><text:span text:style-name="T24">page number 4, </text:span><text:span text:style-name="T22">column number </text:span><text:span text:style-name="T26">2</text:span>; <text:span text:style-name="T22">and</text:span></text:p>
            </text:list-item>
          </text:list>
        </text:list-item>
        <text:list-item>
          <text:p text:style-name="P16">Revenue Stamps of Rs. 30 in the denomination of Rs.5.</text:p>
        </text:list-item>
      </text:list>
      <text:p text:style-name="P17"/>
      <text:p text:style-name="P18"/>
      <text:p text:style-name="P7" loext:marker-style-name="T2"><text:span text:style-name="T27">Looking forward to your </text:span><text:span text:style-name="T28">prompt response</text:span><text:span text:style-name="T27">, I remain</text:span><text:span text:style-name="T29">.</text:span></text:p>
      <text:p text:style-name="P8" loext:marker-style-name="T16"/>
      <text:p text:style-name="P7" loext:marker-style-name="T2"><text:span text:style-name="T15">Yours </text:span><text:span text:style-name="T30">Sincerely</text:span><text:span text:style-name="T15">, </text:span></text:p>
      <text:p text:style-name="P19" loext:marker-style-name="T2"/>
      <text:p text:style-name="P19" loext:marker-style-name="T2"/>
      <text:p text:style-name="P19" loext:marker-style-name="T2"/>
      <text:p text:style-name="P7" loext:marker-style-name="T2"><text:span text:style-name="T29">_____________________</text:span><text:span text:style-name="T2"/></text:p>
      <table:table table:name="Table26" table:style-name="Table26">
        <table:table-column table:style-name="Table26.A" table:number-columns-repeated="2"/>
        <table:table-row table:style-name="Table26.1">
          <table:table-cell table:style-name="Table26.A1" office:value-type="string">
            <text:p text:style-name="P19" loext:marker-style-name="T2"/>
            <text:p text:style-name="P7" loext:marker-style-name="T2"><text:span text:style-name="T7">Muhammad Ilyas Khan</text:span><text:span text:style-name="T31"/></text:p>
            <text:p text:style-name="P7" loext:marker-style-name="T2"><text:span text:style-name="T15">21, Ghulam Nabi Colony</text:span><text:span text:style-name="T16"/></text:p>
            <text:p text:style-name="P7" loext:marker-style-name="T2"><text:span text:style-name="T15">Samanabad, Lahore, 54500</text:span></text:p>
          </table:table-cell>
          <table:table-cell table:style-name="Table26.A1" office:value-type="string">
            <text:p text:style-name="P19" loext:marker-style-name="T2"/>
            <text:p text:style-name="P7" loext:marker-style-name="T2"><text:span text:style-name="T7">CNIC</text:span><text:span text:style-name="T15">: 35202-2834819-5</text:span></text:p>
            <text:p text:style-name="P20" loext:marker-style-name="T2"><text:span text:style-name="T32">Contact: </text:span><text:span text:style-name="T15">0301 443 0802</text:span></text:p>
          </table:table-cell>
        </table:table-row>
      </table:table>
      <text:p text:style-name="P21" loext:marker-style-name="T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false" style:snap-to-layout-grid="false" style:writing-mode="lr-tb"/>
      <style:text-properties style:use-window-font-color="true" loext:opacity="0%" style:font-name="Calibri" fo:font-family="Calibri" style:font-family-generic="swiss" fo:font-size="10pt" fo:language="en" fo:country="US" style:letter-kerning="true" style:font-name-asian="NSimSun1" style:font-family-asian="NSimSun" style:font-family-generic-asian="system" style:font-pitch-asian="variable" style:font-size-asian="10pt" style:language-asian="zh" style:country-asian="CN" style:font-name-complex="Calibri2" style:font-family-complex="Calibri" style:font-family-generic-complex="system" style:font-pitch-complex="variabl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default-outline-level="" style:list-style-name="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1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style:font-name="Liberation Sans1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="Liberation Sans1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line-height="100%" fo:text-align="center" style:justify-single-word="false" fo:orphans="0" fo:widows="0" style:register-true="true" text:number-lines="false" text:line-number="0" style:vertical-align="middle"/>
      <style:text-properties style:font-name="Calibri" fo:font-family="Calibri" style:font-family-generic="swiss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tus_5f_heading" style:display-name="status_heading" style:family="paragraph" style:parent-style-name="Standard" style:next-style-name="Standard">
      <style:paragraph-properties fo:margin-top="0.0598in" fo:margin-bottom="0.0402in" style:contextual-spacing="false" fo:line-height="100%"/>
      <style:text-properties style:font-name="Calibri3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ne_20_numbering" style:display-name="Line numbering" style:family="text"/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5709in" fo:text-indent="-0.2756in" fo:margin-left="1.5709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8346in" fo:text-indent="-0.2598in" fo:margin-left="1.8346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0945in" fo:text-indent="-0.2598in" fo:margin-left="2.094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3543in" fo:text-indent="-0.2598in" fo:margin-left="2.354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6138in" fo:text-indent="-0.2598in" fo:margin-left="2.6138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2.8736in" fo:text-indent="-0.2598in" fo:margin-left="2.8736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1335in" fo:text-indent="-0.2598in" fo:margin-left="3.133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3.3929in" fo:text-indent="-0.2598in" fo:margin-left="3.3929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1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2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2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2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2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2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number:date-style style:name="N129">
      <number:day number:style="long"/>
      <number:text>-</number:text>
      <number:month number:textual="true"/>
      <number:text>-</number:text>
      <number:year number:style="long"/>
    </number:date-style>
    <number:currency-style style:name="N131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ur" number:country="PK">₨</number:currency-symbol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ur" number:country="PK">₨</number:currency-symbol>
      <number:number number:decimal-places="0" number:min-decimal-places="0" number:min-integer-digits="1" number:grouping="true"/>
      <style:map style:condition="value()&gt;=0" style:apply-style-name="N133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0" style:family="table">
      <style:table-properties style:width="6.9271in" fo:margin-left="0in" fo:margin-top="0in" fo:margin-bottom="0in" table:align="left" style:writing-mode="page"/>
    </style:style>
    <style:style style:name="Table20.A" style:family="table-column">
      <style:table-column-properties style:column-width="5.4583in"/>
    </style:style>
    <style:style style:name="Table20.B" style:family="table-column">
      <style:table-column-properties style:column-width="1.4688in"/>
    </style:style>
    <style:style style:name="Table20.1" style:family="table-row">
      <style:table-row-properties style:min-row-height="0.2549in" fo:keep-together="auto"/>
    </style:style>
    <style:style style:name="Table20.A1" style:family="table-cell">
      <style:table-cell-properties fo:padding="0.0201in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Courier New" fo:font-size="7pt" fo:font-style="normal" style:font-size-asian="7pt" style:font-style-asian="normal" style:font-size-complex="7pt"/>
    </style:style>
    <style:style style:name="MP3" style:family="paragraph" style:parent-style-name="Table_20_Contents">
      <style:paragraph-properties fo:text-align="end" style:justify-single-word="false" style:writing-mode="lr-tb"/>
      <style:text-properties style:font-name="Courier New" fo:font-size="7pt" style:font-size-asian="7pt" style:font-size-complex="7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officeooo:rsid="01136911"/>
    </style:style>
    <style:style style:name="MT2" style:family="text">
      <style:text-properties officeooo:rsid="01013b1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MP2"><text:user-defined style:data-style-name="N0" text:name="ReferenceRecipient">FAMCO-MAK-ABOT-2715-TRN-25-01</text:user-defined></text:p>
            </table:table-cell>
            <table:table-cell table:style-name="Table20.A1" office:value-type="string">
              <text:p text:style-name="MP3"><text:span text:style-name="MT1">Page </text:span><text:page-number text:select-page="current">1</text:page-number><text:s/><text:span text:style-name="MT2">of </text:span><text:span text:style-name="MT2"><text:page-count>1</text:page-count></text:span></text:p>
            </table:table-cell>
          </table:table-row>
        </table:table>
        <text:p text:style-name="MP4"/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5-04-20T19:02:26.860370000</meta:print-date>
    <dc:date>2025-08-21T08:13:15.431617000</dc:date>
    <meta:editing-cycles>677</meta:editing-cycles>
    <meta:editing-duration>P3DT8H8M42S</meta:editing-duration>
    <meta:generator>LibreOffice/25.8.0.4$Windows_X86_64 LibreOffice_project/48f00303701489684e67c38c28aff00cd5929e67</meta:generator>
    <meta:printed-by>MIK</meta:printed-by>
    <meta:document-statistic meta:table-count="2" meta:image-count="0" meta:object-count="0" meta:page-count="1" meta:paragraph-count="28" meta:word-count="177" meta:character-count="1174" meta:non-whitespace-character-count="1028"/>
    <meta:user-defined meta:name="Company">ABBOT LABORATORIES (PAKISTAN) LIMITED</meta:user-defined>
    <meta:user-defined meta:name="FatherCNIC">35200-1521538-7</meta:user-defined>
    <meta:user-defined meta:name="Folio1">2715</meta:user-defined>
    <meta:user-defined meta:name="Folio1Available"/>
    <meta:user-defined meta:name="Folio1Missing" meta:value-type="string">160</meta:user-defined>
    <meta:user-defined meta:name="Folio1Total" meta:value-type="string">1269</meta:user-defined>
    <meta:user-defined meta:name="Folio2" meta:value-type="string"/>
    <meta:user-defined meta:name="Folio2Available" meta:value-type="string"/>
    <meta:user-defined meta:name="Folio2Missing" meta:value-type="string"/>
    <meta:user-defined meta:name="Folio2Total" meta:value-type="string"/>
    <meta:user-defined meta:name="Folio3" meta:value-type="string"/>
    <meta:user-defined meta:name="Folio3Available" meta:value-type="string"/>
    <meta:user-defined meta:name="Folio3Missing" meta:value-type="string"/>
    <meta:user-defined meta:name="Folio3Total" meta:value-type="string"/>
    <meta:user-defined meta:name="NewsPaperDate" meta:value-type="string">July 1, 2025</meta:user-defined>
    <meta:user-defined meta:name="NewsPaperEng" meta:value-type="string">The Nation</meta:user-defined>
    <meta:user-defined meta:name="NewsPaperUrdu" meta:value-type="string"/>
    <meta:user-defined meta:name="ReferenceRecipient" meta:value-type="string">FAMCO-MAK-ABOT-2715-TRN-25-01</meta:user-defined>
    <meta:user-defined meta:name="ReferenceSender" meta:value-type="string">Abbott - 7928</meta:user-defined>
    <meta:user-defined meta:name="Ticker" meta:value-type="string">ABOT</meta:user-defined>
  </office:meta>
</office:document-meta>
</file>